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 fo:min-height="0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draw:textarea-vertical-align="top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3.859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style:paragraph-properties fo:margin-top="0cm" fo:margin-bottom="0cm"/>
      <style:text-properties fo:font-size="28pt"/>
    </style:style>
    <style:style style:name="P5" style:family="paragraph">
      <style:paragraph-properties fo:margin-top="0cm" fo:margin-bottom="0cm" style:text-autospace="none"/>
      <style:text-properties fo:font-size="28pt"/>
    </style:style>
    <style:style style:name="P6" style:family="paragraph">
      <style:paragraph-properties fo:margin-top="0cm" fo:margin-bottom="0cm"/>
      <style:text-properties fo:font-family="Arial" style:font-style-name="Italic" style:font-family-generic="swiss" style:font-pitch="variable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text-properties fo:font-size="24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family="'Times New Roman'" style:font-style-name="Italic" style:font-family-generic="roman" style:font-pitch="variable" fo:font-style="italic" style:font-style-asian="italic" style:font-style-complex="italic"/>
    </style:style>
    <style:style style:name="T2" style:family="text">
      <style:text-properties fo:font-family="Arial" style:font-style-name="Italic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family="Arial" style:font-style-name="Italic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font-style="italic" fo:text-shadow="none" style:text-underline-style="none" fo:font-weight="normal" style:letter-kerning="true" style:font-family-asian="Optima-Italic" style:font-family-generic-asian="swiss" style:font-size-asian="28pt" style:font-style-asian="italic" style:font-weight-asian="normal" style:font-family-complex="Optima-Italic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text-shadow="none" style:text-underline-style="none" fo:font-weight="normal" style:letter-kerning="true" style:font-family-asian="Optima-Regular" style:font-size-asian="28pt" style:font-weight-asian="normal" style:font-family-complex="Optima-Regular" style:font-size-complex="28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text-shadow="none" style:text-underline-style="none" fo:font-weight="normal" style:letter-kerning="true" style:font-family-asian="AppleSymbols" style:font-size-asian="28pt" style:font-weight-asian="normal" style:font-family-complex="AppleSymbols" style:font-size-complex="28pt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 text:style-name="P1">What is Parallel programming and Why ?</text:p>
              </text:list-item>
              <text:list-item>
                <text:p>Different types of parallelism?</text:p>
              </text:list-item>
              <text:list-item>
                <text:p>Existing parallel programming models?</text:p>
              </text:list-item>
              <text:list-item>
                <text:p text:style-name="P1">Challenges/Difficulties in parallel programming?</text:p>
              </text:list-item>
              <text:list-item>
                <text:p>What is non-determinism[Example] and why determinism is needed?</text:p>
              </text:list-item>
              <text:list-item>
                <text:p text:style-name="P1">Theme of monotonicity?</text:p>
              </text:list-item>
              <text:list-item>
                <text:p text:style-name="P1">Existing single assignment models?</text:p>
              </text:list-item>
              <text:list-item>
                <text:p text:style-name="P1">Limitations and a motivating example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VAR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hat is Lvar?</text:p>
              </text:list-item>
              <text:list-item>
                <text:p>Show lattice diagram and related explanation.</text:p>
              </text:list-item>
              <text:list-item>
                <text:p><text:span text:style-name="T1">Monotonically increasing writes</text:span> <text:span text:style-name="T1">+ threshold reads = deterministic parallelism!!!</text:span></text:p>
              </text:list-item>
              <text:list-item>
                <text:p>Short look on the proof of determinism</text:p>
              </text:list-item>
              <text:list-item>
                <text:p>Performance of LVars model on benchmark[optional].</text:p>
              </text:list-item>
              <text:list-item>
                <text:p>Limitation with an example to move towards Lvis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V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Lvish? [Relaxed model of LVar, introduces failure!!!]</text:p>
              </text:list-item>
              <text:list-item>
                <text:p>Additional capabilities over LVars model?</text:p>
              </text:list-item>
              <text:list-item>
                <text:p>What is Quasi Determinism?</text:p>
              </text:list-item>
              <text:list-item>
                <text:p>Monotonically increasing writes+ Threshold reads + Freeze = Quasi Determinism!!!</text:p>
              </text:list-item>
              <text:list-item>
                <text:p>Short look on the proof for quasi determinism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of Monotonicity</text:p>
          </draw:text-box>
        </draw:frame>
        <draw:line draw:style-name="gr2" draw:text-style-name="P3" draw:layer="layout" svg:x1="13.97cm" svg:y1="6.096cm" svg:x2="13.97cm" svg:y2="16.002cm">
          <text:p/>
        </draw:line>
        <draw:line draw:style-name="gr2" draw:text-style-name="P3" draw:layer="layout" svg:x1="14.011cm" svg:y1="15.96cm" svg:x2="24.425cm" svg:y2="15.96cm">
          <text:p/>
        </draw:line>
        <draw:line draw:style-name="gr3" draw:text-style-name="P3" draw:layer="layout" svg:x1="13.97cm" svg:y1="6.35cm" svg:x2="13.97cm" svg:y2="5.842cm">
          <text:p/>
        </draw:line>
        <draw:line draw:style-name="gr3" draw:text-style-name="P3" draw:layer="layout" svg:x1="24.425cm" svg:y1="15.96cm" svg:x2="24.892cm" svg:y2="16.002cm">
          <text:p/>
        </draw:line>
        <draw:path draw:style-name="gr2" draw:text-style-name="P3" draw:layer="layout" svg:width="7.628cm" svg:height="6.75cm" svg:x="15.485cm" svg:y="7.764cm" svg:viewBox="0 0 7629 6751" svg:d="m0 6751c305-440 335-1063 728-1435 356-337 640-789 1041-1055 327-217 694-372 1075-379 364-6 718-133 1075-211 378-82 725-285 1075-465 426-219 759-609 1110-970 368-380 669-844 1005-1266l278-422 173-422 69-126">
          <text:p/>
        </draw:path>
        <draw:frame draw:style-name="gr4" draw:text-style-name="P6" draw:layer="layout" svg:width="10.668cm" svg:height="3.542cm" svg:x="2.032cm" svg:y="5.842cm">
          <draw:text-box>
            <text:p text:style-name="P4"><text:span text:style-name="T2">f</text:span><text:span text:style-name="T3"> is monotonic iff, for a </text:span></text:p>
            <text:p text:style-name="P4"><text:span text:style-name="T3">given ≤,</text:span></text:p>
            <text:p text:style-name="P5"><text:span text:style-name="T4">x </text:span><text:span text:style-name="T5">≤ </text:span><text:span text:style-name="T4">y </text:span><text:span text:style-name="T6">⟹ </text:span><text:span text:style-name="T4">f(x) </text:span><text:span text:style-name="T5">≤ </text:span><text:span text:style-name="T4">f(y)</text:span></text:p>
          </draw:text-box>
        </draw:frame>
        <draw:line draw:style-name="gr2" draw:text-style-name="P7" draw:layer="layout" svg:x1="16.764cm" svg:y1="15.748cm" svg:x2="16.764cm" svg:y2="16.256cm">
          <text:p/>
        </draw:line>
        <draw:line draw:style-name="gr2" draw:text-style-name="P7" draw:layer="layout" svg:x1="20.32cm" svg:y1="15.748cm" svg:x2="20.32cm" svg:y2="16.256cm">
          <text:p/>
        </draw:line>
        <draw:line draw:style-name="gr2" draw:text-style-name="P7" draw:layer="layout" svg:x1="13.716cm" svg:y1="12.954cm" svg:x2="14.224cm" svg:y2="12.954cm">
          <text:p/>
        </draw:line>
        <draw:line draw:style-name="gr2" draw:text-style-name="P7" draw:layer="layout" svg:x1="13.716cm" svg:y1="10.414cm" svg:x2="14.224cm" svg:y2="10.414cm">
          <text:p/>
        </draw:line>
        <draw:frame draw:style-name="gr5" draw:text-style-name="P8" draw:layer="layout" svg:width="1.27cm" svg:height="0.963cm" svg:x="16.256cm" svg:y="16.51cm">
          <draw:text-box>
            <text:p text:style-name="P8"><text:s/>X</text:p>
          </draw:text-box>
        </draw:frame>
        <draw:frame draw:style-name="gr5" draw:text-style-name="P8" draw:layer="layout" svg:width="1.27cm" svg:height="0.963cm" svg:x="19.812cm" svg:y="16.51cm">
          <draw:text-box>
            <text:p text:style-name="P8"><text:s/>Y</text:p>
          </draw:text-box>
        </draw:frame>
        <draw:frame draw:style-name="gr5" draw:text-style-name="P8" draw:layer="layout" svg:width="1.778cm" svg:height="1.903cm" svg:x="11.684cm" svg:y="11.559cm">
          <draw:text-box>
            <text:p text:style-name="P8"><text:s/><text:span text:style-name="T7">f(x)</text:span></text:p>
          </draw:text-box>
        </draw:frame>
        <draw:frame draw:style-name="gr5" draw:text-style-name="P10" draw:layer="layout" svg:width="1.778cm" svg:height="1.191cm" svg:x="11.684cm" svg:y="9.652cm">
          <draw:text-box>
            <text:p text:style-name="P9"><text:span text:style-name="T7">f(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anth Nagendra</meta:initial-creator>
    <meta:creation-date>2015-01-14T16:02:08.25</meta:creation-date>
    <meta:editing-duration>PT7M49S</meta:editing-duration>
    <meta:editing-cycles>4</meta:editing-cycles>
    <dc:date>2015-01-14T16:09:48.18</dc:date>
    <dc:creator>Nishanth Nagendra</dc:creator>
    <meta:generator>OpenOffice/4.0.1$Win32 OpenOffice.org_project/401m5$Build-9714</meta:generator>
    <meta:document-statistic meta:object-count="50"/>
  </office:meta>
</office:document-meta>
</file>